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top="0cm" fo:margin-bottom="0cm" style: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style style:name="P12" style:family="paragraph" style:parent-style-name="Text_20_body" style:list-style-name="L5">
      <style:paragraph-properties fo:margin-top="0cm" fo:margin-bottom="0cm" style:contextual-spacing="false"/>
    </style:style>
    <style:style style:name="P13" style:family="paragraph" style:parent-style-name="Text_20_body" style:list-style-name="L6"/>
    <style:style style:name="P14" style:family="paragraph" style:parent-style-name="Text_20_body" style:list-style-name="L6">
      <style:paragraph-properties fo:margin-top="0cm" fo:margin-bottom="0cm" style:contextual-spacing="false"/>
    </style:style>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8">
      <style:paragraph-properties fo:margin-top="0cm" fo:margin-bottom="0cm" style:contextual-spacing="false"/>
    </style:style>
    <style:style style:name="P18" style:family="paragraph" style:parent-style-name="Text_20_body" style:list-style-name="L9"/>
    <style:style style:name="P19" style:family="paragraph" style:parent-style-name="Text_20_body" style:list-style-name="L9">
      <style:paragraph-properties fo:margin-top="0cm" fo:margin-bottom="0cm" style:contextual-spacing="false"/>
    </style:style>
    <style:style style:name="P20" style:family="paragraph" style:parent-style-name="Text_20_body" style:list-style-name="L10"/>
    <style:style style:name="T1" style:family="text">
      <style:text-properties officeooo:rsid="000a769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1"/>Fil Rouge CDA - Travail à réaliser</text:h>
      <text:p text:style-name="Text_20_body">Ce projet doit vous accompagner tout au long de votre formation. Son objectif principal est d'accumuler des preuves de votre savoir faire. Preuves que vous pourrez utiliser lors d'un entretien d'embauche ou pour la phase finale de validation de votre formation.</text:p>
      <text:p text:style-name="Text_20_body">Vous trouverez ci-dessous la liste des compétences professionnelles sur lesquelles vous allez travailler pendant votre formation. Pour chacune d'entre elles, vous aurez une preuve à apporter.</text:p>
      <text:p text:style-name="Text_20_body">Vous pouvez travailler à plusieurs sur ce projet. L'évaluation sera individuelle.</text:p>
      <text:p text:style-name="Quotations">L'ensemble de votre travail doit être présentable et accessible facilement. Vous publierez l'essentiel de votre travail sur un référentiel de code collaboratif (GitHub, GitLab ...) puis déployé sur le serveur mis à votre disposition (<text:span text:style-name="Source_20_Text">dev.amorce.org</text:span>)</text:p>
      <text:h text:style-name="Heading_20_2" text:outline-level="2"><text:bookmark text:name="6"/>Elaborer le dictionnaire de données</text:h>
      <text:p text:style-name="Text_20_body">A partir du cahier des charges, élaborez le dictionnaire des données.</text:p>
      <text:list text:style-name="L1">
        <text:list-item>
          <text:p text:style-name="P3">Les descriptions devront être claires et réalistes. </text:p>
        </text:list-item>
        <text:list-item>
          <text:p text:style-name="P2">Les informations devront être typées. </text:p>
        </text:list-item>
      </text:list>
      <text:p text:style-name="Text_20_body">Nous vous demandons de normaliser les codes des informations : ces codes seront ceux utilisés lors du codage.</text:p>
      <text:p text:style-name="Text_20_body">Toujours à partir du cahier des charges, répertoriez les règles de gestion. Donnez leur un identifiant (par exemple un numéro).</text:p>
      <text:p text:style-name="Text_20_body">Réalisez un document reprenant l’intégralité des éléments répertoriés : </text:p>
      <text:list text:style-name="L2">
        <text:list-item>
          <text:p text:style-name="P6">Soit à l’aide d’un traitement de texte, </text:p>
        </text:list-item>
        <text:list-item>
          <text:p text:style-name="P5">Soit avec l’outil de conception mis à votre disposition. </text:p>
        </text:list-item>
      </text:list>
      <text:h text:style-name="Heading_20_2" text:outline-level="2"><text:bookmark text:name="13"/>Construire le schéma entité-association</text:h>
      <text:p text:style-name="Text_20_body">A partir du cahier des charges et des éléments précédemment répertoriés, réalisez le modèle entité – association en respectant le formalisme imposé. Le modèle doit être réalisé avec un outil de conception.</text:p>
      <text:p text:style-name="Text_20_body"><text:span text:style-name="Strong_20_Emphasis">Vous devez faire valider le schéma entité-association par votre formateur avant de construire le schéma physique.</text:span></text:p>
      <text:p text:style-name="Text_20_body">Puis vous construirez un modèle physique de données optimisé. Vous générez, à l’aide de l’outil de conception, le script de génération de la base de données.</text:p>
      <text:h text:style-name="Heading_20_2" text:outline-level="2"><text:bookmark text:name="17"/>Créer la base de données (contraintes, index, droits)</text:h>
      <text:p text:style-name="Text_20_body">Ecrivez le script de création de la base de données (vous pouvez utiliser le script de génération de la base précédemment obtenue).</text:p>
      <text:p text:style-name="Text_20_body">En cas d’anomalies, corrigez la source de l’erreur au niveau adéquat.</text:p>
      <text:p text:style-name="Text_20_body"><text:soft-page-break/>Ce script doit prendre en compte l'ensemble des tables du schéma physique, les clés primaires et étrangères, les index.</text:p>
      <text:h text:style-name="Heading_20_2" text:outline-level="2"><text:bookmark text:name="21"/>Alimenter la base de tests</text:h>
      <text:p text:style-name="Text_20_body">Créez un script d’insertion des données dans l’ensemble des tables de la base de données. </text:p>
      <text:p text:style-name="Text_20_body">Ces données seront compréhensibles par un utilisateur et devront donc avoir des valeurs en cohérence avec le domaine fonctionnel. Soyez raisonable sur la quantité d'informations à insérer dans votre base.</text:p>
      <text:h text:style-name="Heading_20_2" text:outline-level="2"><text:bookmark text:name="24"/>Assurer les sauvegardes-restaurations de la base de données</text:h>
      <text:p text:style-name="Text_20_body">Décrivez les procédures que vous mettez en place pour assurer les sauvegardes de la base. </text:p>
      <text:p text:style-name="Text_20_body">Testez une restauration.</text:p>
      <text:h text:style-name="Heading_20_2" text:outline-level="2"><text:bookmark text:name="27"/>Formaliser des requêtes à l'aide du langage SQL</text:h>
      <text:p text:style-name="Text_20_body">Pour chacune des interrogations demandées pour la réalisation du tableau de bord (voir cahier des charges), créez un script contenant la ou les requêtes nécessaires.</text:p>
      <text:h text:style-name="Heading_20_2" text:outline-level="2"><text:bookmark text:name="29"/>Programmer des procédures stockées sur le SGBD</text:h>
      <text:p text:style-name="Text_20_body">Créez une procédure stockée qui sélectionne les commandes non soldées (en cours de livraison), puis une autre qui renvoie le délai moyen entre la date de commande et la date de facturation.</text:p>
      <text:h text:style-name="Heading_20_2" text:outline-level="2"><text:bookmark text:name="31"/>Gérer les vues</text:h>
      <text:p text:style-name="Text_20_body">Créez une vue correspondant à la jointure Produits - Fournisseurs</text:p>
      <text:p text:style-name="Text_20_body">Créez une vue correspondant à la jointure Produits - Catégorie/Sous catégori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 text:outline-level="1"><text:bookmark text:name="1 Copie 1"/><text:soft-page-break/>Fil Rouge CDA - Travail à réaliser</text:h>
      <text:p text:style-name="Text_20_body">Pour développer son système de vente, l'entreprise souhaiterait mettre en place un site web (e-commerce) accessible aux particuliers et aux professionnels. Cette solution doit offrir les services suivants:</text:p>
      <text:list text:style-name="L3">
        <text:list-item>
          <text:p text:style-name="P7">Front-Office (partie publique du site)</text:p>
          <text:list>
            <text:list-item>
              <text:p text:style-name="P8">Consultation du catalogue / Ajout des produits dans le panier </text:p>
            </text:list-item>
            <text:list-item>
              <text:p text:style-name="P8">Inscription d'un nouvel utilisateur sur le site (pour les particuliers) </text:p>
            </text:list-item>
            <text:list-item>
              <text:p text:style-name="P8">Connexion/Deconnexion d'un utilisateur pour accéder à son profil </text:p>
            </text:list-item>
            <text:list-item>
              <text:p text:style-name="P8">Validation du panier pour créer une nouvelle commande </text:p>
            </text:list-item>
          </text:list>
        </text:list-item>
        <text:list-item>
          <text:p text:style-name="P7">Back-Office (réservé à l'administrateur)</text:p>
          <text:list>
            <text:list-item>
              <text:p text:style-name="P8">Ajout/Suppression de produit dans le catalogue </text:p>
            </text:list-item>
            <text:list-item>
              <text:p text:style-name="P7">Visualisation des commandes </text:p>
            </text:list-item>
          </text:list>
        </text:list-item>
      </text:list>
      <text:p text:style-name="Text_20_body">Vous devez prévoir un module de recherche de produits.</text:p>
      <text:p text:style-name="Text_20_body">Le site doit bien évidement être lisible sur les principaux navigateurs et il doit s'adapter aux navigateurs mobiles.</text:p>
      <text:h text:style-name="Heading_20_2" text:outline-level="2"><text:bookmark text:name="6 Copie 1"/>Construire la maquette de l’application</text:h>
      <text:p text:style-name="Text_20_body">Avec un outil de maquettage (mockflow.com ou Figma <text:a xlink:type="simple" xlink:href="https://youtu.be/KEQoXvnwR40" text:style-name="Internet_20_link" text:visited-style-name="Visited_20_Internet_20_Link">tuto video</text:a>), réalisez la maquette de l’application Web. Cette maquette doit comporter :</text:p>
      <text:list text:style-name="L4">
        <text:list-item>
          <text:p text:style-name="P10">La fenêtre de démarrage de l’application affichant la liste des catégories </text:p>
        </text:list-item>
        <text:list-item>
          <text:p text:style-name="P10">Une page affichant la liste des sous catégories d'une catégorie </text:p>
        </text:list-item>
        <text:list-item>
          <text:p text:style-name="P10">Une page affichant la liste des produits d'une sous catégorie </text:p>
        </text:list-item>
        <text:list-item>
          <text:p text:style-name="P10">Une page affichant les détails d'un produit </text:p>
        </text:list-item>
        <text:list-item>
          <text:p text:style-name="P10">Une page permettant d'ajouter un produit au panier </text:p>
        </text:list-item>
        <text:list-item>
          <text:p text:style-name="P10">Une page affichant le contenu du panier </text:p>
        </text:list-item>
        <text:list-item>
          <text:p text:style-name="P10">Une page d'inscription </text:p>
        </text:list-item>
        <text:list-item>
          <text:p text:style-name="P10">Une page permettant de se connecter </text:p>
        </text:list-item>
        <text:list-item>
          <text:p text:style-name="P9">Un page de changement de mot de passe </text:p>
        </text:list-item>
      </text:list>
      <text:p text:style-name="Text_20_body">Représentez le graphe de navigation de votre application. </text:p>
      <text:p text:style-name="Text_20_body">Ce graphe doit mettre en évidence les différents écrans de votre application ainsi que les liens permettant de passer d’un écran à un autre.</text:p>
      <text:p text:style-name="Text_20_body">Vous pouvez vous inspirer de <text:a xlink:type="simple" xlink:href="https://ncode.amorce.org/ressources/Pool/CDA/Fil_rouge/maquette_page1.png" office:target-frame-name="_blank" xlink:show="new" text:style-name="Internet_20_link" text:visited-style-name="Visited_20_Internet_20_Link">cet exemple</text:a>.</text:p>
      <text:p text:style-name="Text_20_body">Pour l'application Desktop, la maquette doit comporter:</text:p>
      <text:list text:style-name="L5">
        <text:list-item>
          <text:p text:style-name="P12">L'écran d'accueil incluant le menu </text:p>
        </text:list-item>
        <text:list-item>
          <text:p text:style-name="P12">Une interface permettant de naviguer dans la catalogue (Catégorie/Sous catégorie) </text:p>
        </text:list-item>
        <text:list-item>
          <text:p text:style-name="P12">Une interface permettant de gérer le CRUD sur le catalogue </text:p>
        </text:list-item>
        <text:list-item>
          <text:p text:style-name="P12">Une interface permettant de sélectionner un client et d'afficher les commandes </text:p>
        </text:list-item>
        <text:list-item>
          <text:p text:style-name="P11">Le tableau de bord </text:p>
        </text:list-item>
      </text:list>
      <text:p text:style-name="Text_20_body">Pour l'application Mobile, la maquette doit comporter:</text:p>
      <text:list text:style-name="L6">
        <text:list-item>
          <text:p text:style-name="P14"><text:soft-page-break/>L'écran de démarrage de l'application </text:p>
        </text:list-item>
        <text:list-item>
          <text:p text:style-name="P14">Une page affichant la liste des sous catégories d'une catégorie </text:p>
        </text:list-item>
        <text:list-item>
          <text:p text:style-name="P13">Une page affichant la liste des produits d'une sous catégorie </text:p>
        </text:list-item>
      </text:list>
      <text:h text:style-name="Heading_20_2" text:outline-level="2"><text:bookmark text:name="16"/>Développer des pages web statiques (HTML/CSS)</text:h>
      <text:p text:style-name="Text_20_body">Réaliser un page d'accueil pour votre projet. Vous devez réaliser l’intégration HTML/CSS de votre page d’accueil à partir des éléments de la charte graphique.</text:p>
      <text:p text:style-name="Text_20_body">Le site est divisé en deux parties.</text:p>
      <text:list text:style-name="L7">
        <text:list-item>
          <text:p text:style-name="P15">Font Office : contient la partie publique du site (dont la page d’accueil) et un accès à la liste de produits et accès au formulaire d’inscription. Vous devez intégrer au mieux les éléments de la charte graphique.</text:p>
        </text:list-item>
        <text:list-item>
          <text:p text:style-name="P15">Back Office : c’est la partie privée du site, réservée à l’administrateur, elle permet de gérer les produits, les commandes …</text:p>
        </text:list-item>
      </text:list>
      <text:p text:style-name="Text_20_body">Reprenez les différents écrans de votre maquette et réalisez l'intégration HTML/CSS. Le résultat de votre travail doit comporter au moins:</text:p>
      <text:list text:style-name="L8">
        <text:list-item>
          <text:p text:style-name="P17">La fenêtre de démarrage de l’application affichant la liste des catégories </text:p>
        </text:list-item>
        <text:list-item>
          <text:p text:style-name="P17">Une page affichant la liste des sous catégories d'une catégorie </text:p>
        </text:list-item>
        <text:list-item>
          <text:p text:style-name="P17">Une page affichant la liste des produits d'une sous catégorie </text:p>
        </text:list-item>
        <text:list-item>
          <text:p text:style-name="P17">Une page affichant les détails d'un produit </text:p>
        </text:list-item>
        <text:list-item>
          <text:p text:style-name="P17">Une page affichant le contenu du panier </text:p>
        </text:list-item>
        <text:list-item>
          <text:p text:style-name="P17">Une page d'inscription </text:p>
        </text:list-item>
        <text:list-item>
          <text:p text:style-name="P16">Une page permettant de se connecter </text:p>
        </text:list-item>
      </text:list>
      <text:h text:style-name="Heading_20_2" text:outline-level="2"><text:bookmark text:name="22"/>Intégrer des scripts clients (Javascript)</text:h>
      <text:p text:style-name="Text_20_body">Votre application WEB doit comporter un formulaire d’inscription pour le client.</text:p>
      <text:p text:style-name="Text_20_body">Vous devez empêcher l'utilisateur d'envoyer des informations erronées et lui indiquer les erreurs.</text:p>
      <text:h text:style-name="Heading_20_2" text:outline-level="2"><text:bookmark text:name="25"/>Développer des composants web d’accès aux données</text:h>
      <text:p text:style-name="Text_20_body"><text:span text:style-name="Strong_20_Emphasis"><text:span text:style-name="Emphasis">Pour la partie Front Office:</text:span></text:span></text:p>
      <text:p text:style-name="Text_20_body">Votre site doit permettre à l'utilisateur de créer une commande (ajout des produits au panier, inscription, connexion, validation du panier et enregistrement de la commande)</text:p>
      <text:p text:style-name="Text_20_body"><text:span text:style-name="Strong_20_Emphasis"><text:span text:style-name="Emphasis">Pour la partie Back Office:</text:span></text:span></text:p>
      <text:p text:style-name="Text_20_body">Vous devez mettre en œuvre la gestion CRUD sur la table produit. Ces pages devront être accessibles à partir de votre menu d'accueil.</text:p>
      <text:p text:style-name="Text_20_body">Votre interface doit permettre d’afficher la liste des éléments, l’ajout, la modification et la suppression.</text:p>
      <text:p text:style-name="Quotations">Vous devez utiliser une architecture MVC pour réaliser l'ensemble de ce travail.</text:p>
      <text:h text:style-name="Heading_20_3" text:outline-level="3"><text:bookmark text:name="32"/><text:soft-page-break/>Publier l’application</text:h>
      <text:p text:style-name="Text_20_body">Publier le résultat de votre travail sur l’espace de publication qui vous a été attribué. Le site publié doit s’exécuter sans erreur.</text:p>
      <text:h text:style-name="Heading_20_2" text:outline-level="2"><text:bookmark text:name="34"/>Application Desktop</text:h>
      <text:p text:style-name="Text_20_body">Pour son usage interne, l'entreprise souhaite s'équiper d'un logiciel de gestion commerciale. Ce logiciel sera déployé sur les postes informatiques de l'entreprise</text:p>
      <text:list text:style-name="L9">
        <text:list-item>
          <text:p text:style-name="P18">Un module de gestion des produits réservé au service de gestion des produits doit permettre :</text:p>
          <text:list>
            <text:list-item>
              <text:p text:style-name="P19">D’ajouter des produits </text:p>
            </text:list-item>
            <text:list-item>
              <text:p text:style-name="P19">D’en supprimer </text:p>
            </text:list-item>
            <text:list-item>
              <text:p text:style-name="P19">D’en modifier les caractéristiques (libellé, caractéristique, tarif) </text:p>
            </text:list-item>
          </text:list>
        </text:list-item>
        <text:list-item>
          <text:p text:style-name="P18">Un tableau de bord de gestion permettra d'afficher des indicateurs de performance</text:p>
          <text:list>
            <text:list-item>
              <text:p text:style-name="P19">Chiffre d'affaires mois par mois pour une année sélectionnée </text:p>
            </text:list-item>
            <text:list-item>
              <text:p text:style-name="P19">Chiffre d'affaires généré pour un fournisseur </text:p>
            </text:list-item>
            <text:list-item>
              <text:p text:style-name="P19">L'interface permettant de gérer le CRUD sur la table des produits. </text:p>
            </text:list-item>
            <text:list-item>
              <text:p text:style-name="P18">L'interface permettant d'afficher le tableau de bord. </text:p>
            </text:list-item>
          </text:list>
          <text:p text:style-name="P18">Les zones saisies doivent être contrôlées et les erreurs de saisie gérées.</text:p>
          <text:p text:style-name="P18">Votre application se connectera sur votre base de données via une API.</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 text:outline-level="1"><text:bookmark text:name="1 Copie 2"/><text:soft-page-break/>Fil Rouge CDA - Travail à réaliser</text:h>
      <text:h text:style-name="Heading_20_2" text:outline-level="2"><text:bookmark text:name="2"/>Collaborer à la gestion d’un projet informatique</text:h>
      <text:p text:style-name="Text_20_body">Vous allez planifier l'ensemble des tâches à réaliser, puis vous représenterez ce travail sous la forme d'un travail de Gantt.</text:p>
      <text:p text:style-name="Text_20_body">Reprenez l'ensemble des tâches à réaliser en utilisant un outil comme <text:a xlink:type="simple" xlink:href="https://www.trello.com/" text:style-name="Internet_20_link" text:visited-style-name="Visited_20_Internet_20_Link">Trello</text:a>.</text:p>
      <text:h text:style-name="Heading_20_2" text:outline-level="2"><text:bookmark text:name="5"/>UML - Cas d’utilisation</text:h>
      <text:p text:style-name="Text_20_body">Réalisez le diagramme des cas d’utilisation pour votre projet FilRouge. Ce diagramme doit faire apparaître tous les cas d’utilisation. Vous détaillerez le cas d’utilisation concernant la création d’une commande (point de vue commercial ou point de vue client) en écrivant le scénario avec le flux principal et les flux alternatifs. Votre scénario doit prendre en compte la saisie des produits dans le panier (avec saisie des quantités), la connexion du client, la validation des différentes adresses, le paiement et la validation finale.</text:p>
      <text:h text:style-name="Heading_20_2" text:outline-level="2"><text:bookmark text:name="7"/>UML - Diagramme de séquence</text:h>
      <text:p text:style-name="Text_20_body">Réalisez le diagramme de séquences pour le scénario détaillé ci-dessus, ce diagramme devra faire <text:span text:style-name="T1">ouge</text:span>apparaître tous les flux.</text:p>
      <text:h text:style-name="Heading_20_2" text:outline-level="2"><text:bookmark text:name="9"/>UML - Diagramme d’activité</text:h>
      <text:p text:style-name="Text_20_body">Réalisez un diagramme d’activité permettant de décrire le processus de saisie d’une commande.</text:p>
      <text:h text:style-name="Heading_20_2" text:outline-level="2"><text:bookmark text:name="11"/>UML - Diagramme des classes entités</text:h>
      <text:p text:style-name="Text_20_body">Réalisez le diagramme des classes entités représentant votre modèle de données.</text:p>
      <text:h text:style-name="Heading_20_2" text:outline-level="2"><text:bookmark text:name="13 Copie 1"/>Développer des composants métier / Construire une application organisée en couches</text:h>
      <text:p text:style-name="Text_20_body">Mettre en place une API.</text:p>
      <text:p text:style-name="Text_20_body">Votre API doit être sécurisée via un jeton d'authentification (JWT). Vous installerez le module, mais vous le désactiverez pour la phase de tests.</text:p>
      <text:h text:style-name="Heading_20_2" text:outline-level="2"><text:bookmark text:name="16 Copie 1"/>Développer une application mobile</text:h>
      <text:p text:style-name="Text_20_body">L'entreprise souhaite proposer à ses clients particuliers une application mobile. Cette application doit permettre de:</text:p>
      <text:list text:style-name="L10">
        <text:list-item>
          <text:p text:style-name="P20">Consulter le catalogue (parcourir les rubriques et les produits) </text:p>
        </text:list-item>
      </text:list>
      <text:h text:style-name="Heading_20_2" text:outline-level="2"><text:bookmark text:name="19"/><text:soft-page-break/>Préparer et exécuter le déploiement d’une application</text:h>
      <text:p text:style-name="Text_20_body">L'application Desktop et l'application mobile devront se connecter en utilisant l'API et devront être livrée sous la forme d'un package distribuable.</text:p>
      <text:p text:style-name="Text_20_body">Réalisez un diagramme de déploiement UML pour représenter l'architecture de votre application.</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2T09:09:42.060146229</meta:creation-date>
    <dc:date>2023-05-22T09:32:31.879840861</dc:date>
    <meta:editing-duration>PT22M49S</meta:editing-duration>
    <meta:editing-cycles>2</meta:editing-cycles>
    <meta:generator>LibreOffice/7.5.2.2$Linux_X86_64 LibreOffice_project/50$Build-2</meta:generator>
    <meta:document-statistic meta:table-count="0" meta:image-count="0" meta:object-count="0" meta:page-count="7" meta:paragraph-count="130" meta:word-count="1629" meta:character-count="10518" meta:non-whitespace-character-count="9020"/>
  </office:meta>
</office:document-meta>
</file>